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8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39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0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45" style:family="paragraph" style:parent-style-name="Table_20_Contents">
      <style:paragraph-properties fo:padding="0.049cm" fo:border="0.002cm solid #000000"/>
      <style:text-properties fo:font-size="20pt"/>
    </style:style>
    <style:style style:name="P46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47" style:family="paragraph" style:parent-style-name="Table_20_Contents">
      <style:paragraph-properties fo:padding="0.049cm" fo:border="0.002cm solid #000000"/>
      <style:text-properties fo:font-size="16pt"/>
    </style:style>
    <style:style style:name="P48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49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en" fo:country="US" style:font-size-asian="12pt" style:font-size-complex="12pt"/>
    </style:style>
    <style:style style:name="T2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0" style:family="text">
      <style:text-properties fo:font-size="12pt" fo:font-style="normal" style:font-size-asian="12pt" style:font-style-asian="normal" style:font-size-complex="12pt" style:font-style-complex="normal"/>
    </style:style>
    <style:style style:name="T31" style:family="text">
      <style:text-properties fo:color="#000000"/>
    </style:style>
    <style:style style:name="T32" style:family="text">
      <style:text-properties fo:color="#000000" fo:language="ru" fo:country="RU"/>
    </style:style>
    <style:style style:name="T33" style:family="text">
      <style:text-properties fo:color="#000000" fo:language="ru" fo:country="RU" fo:font-weight="bold" style:font-weight-asian="bold" style:font-weight-complex="bold"/>
    </style:style>
    <style:style style:name="T34" style:family="text">
      <style:text-properties fo:color="#000000" fo:language="ru" fo:country="RU" fo:font-weight="normal" style:font-weight-asian="normal" style:font-weight-complex="normal"/>
    </style:style>
    <style:style style:name="T35" style:family="text">
      <style:text-properties fo:color="#000000" fo:language="ru" fo:country="RU" fo:font-style="normal" style:font-style-asian="normal" style:font-style-complex="normal"/>
    </style:style>
    <style:style style:name="T36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7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9" style:family="text">
      <style:text-properties fo:color="#000000" fo:font-weight="normal" style:font-weight-asian="normal" style:font-weight-complex="normal"/>
    </style:style>
    <style:style style:name="T50" style:family="text">
      <style:text-properties fo:color="#000000" fo:font-style="normal" style:font-style-asian="normal" style:font-style-complex="normal"/>
    </style:style>
    <style:style style:name="T5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 fo:language="ru" fo:country="RU"/>
    </style:style>
    <style:style style:name="T66" style:family="text">
      <style:text-properties fo:color="#009900" fo:language="ru" fo:country="RU"/>
    </style:style>
    <style:style style:name="T67" style:family="text">
      <style:text-properties fo:color="#cc0000"/>
    </style:style>
    <style:style style:name="T68" style:family="text">
      <style:text-properties fo:color="#cc0000" fo:language="ru" fo:country="RU"/>
    </style:style>
    <style:style style:name="T69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ff0000" fo:font-weight="bold" style:font-weight-asian="bold" style:font-weight-complex="bold"/>
    </style:style>
    <style:style style:name="T73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4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6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7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78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79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2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3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4" style:family="text">
      <style:text-properties fo:font-variant="normal" fo:text-transform="none" fo:letter-spacing="normal" fo:font-style="normal" style:font-style-asian="normal" style:font-style-complex="normal"/>
    </style:style>
    <style:style style:name="T85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8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89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1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2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style:font-name="Times New Roman" fo:letter-spacing="normal"/>
    </style:style>
    <style:style style:name="T9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7" style:family="text">
      <style:text-properties fo:font-variant="normal" fo:text-transform="none" style:font-name="Times New Roman" fo:letter-spacing="normal" fo:language="ru" fo:country="RU"/>
    </style:style>
    <style:style style:name="T98" style:family="text">
      <style:text-properties fo:font-size="18pt" fo:font-weight="bold" style:font-size-asian="18pt" style:font-weight-asian="bold" style:font-size-complex="18pt" style:font-weight-complex="bold"/>
    </style:style>
    <style:style style:name="T99" style:family="text">
      <style:text-properties fo:font-size="18pt" fo:font-style="normal" style:font-size-asian="18pt" style:font-style-asian="normal" style:font-size-complex="18pt" style:font-style-complex="normal"/>
    </style:style>
    <style:style style:name="T100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1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2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3" style:family="text">
      <style:text-properties fo:color="#0000ff" fo:font-size="18pt" style:font-size-asian="18pt" style:font-size-complex="18pt"/>
    </style:style>
    <style:style style:name="T104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5" style:family="text">
      <style:text-properties fo:color="#0000ff" fo:language="en" fo:country="US" fo:font-weight="bold" style:font-weight-asian="bold" style:font-weight-complex="bold"/>
    </style:style>
    <style:style style:name="T106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7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4">select </text:span>- <text:span text:style-name="T7">выбрать</text:span></text:p>
      <text:p text:style-name="P1">* - все колонки</text:p>
      <text:p text:style-name="P1"><text:span text:style-name="T17">1 select </text:span><text:span text:style-name="T18">* </text:span><text:span text:style-name="T17">from tableName </text:span><text:span text:style-name="T1">- </text:span>по умолчанию все строки</text:p>
      <text:p text:style-name="P1"><text:span text:style-name="T17">2 select top 10 </text:span><text:span text:style-name="T24">(strings)</text:span><text:span text:style-name="T17"> * from tableName</text:span><text:span text:style-name="T25"> </text:span><text:s text:c="4"/>- <text:span text:style-name="T8">первые 10 строк в </text:span><text:span text:style-name="T3">MSQL</text:span> </text:p>
      <text:p text:style-name="P1">* <text:span text:style-name="T17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7">3 select top 45 percent </text:span><text:span text:style-name="T24">(strings)</text:span><text:span text:style-name="T17"> * from tableName</text:span> — для других систем запрос выполняется более сложночем в <text:s/><text:span text:style-name="T21">MSQL</text:span></text:p>
      <text:p text:style-name="P2">4 select columnName, columnName,.. <text:span text:style-name="T24">(or * select all column)</text:span> from tableName <text:span text:style-name="T24"><text:s/>- выбор нужных колонок в нужном порядке</text:span></text:p>
      <text:p text:style-name="P2">5 select top 10 <text:span text:style-name="T24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7">select</text:span><text:span text:style-name="T24"> </text:span><text:span text:style-name="T2">columnName</text:span><text:span text:style-name="T17"> * from tableName </text:span><text:span text:style-name="T2">limit</text:span><text:span text:style-name="T11"> 10 </text:span><text:span text:style-name="T8">(strings) </text:span><text:span text:style-name="T11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2">через пробел от названия колонки можно написать ее псевдоним</text:span></text:p>
      <text:p text:style-name="P5"><text:span text:style-name="T17">--* </text:span><text:span text:style-name="T18">вычисления со столбцами</text:span></text:p>
      <text:p text:style-name="P7"><text:span text:style-name="T13">6 </text:span><text:span text:style-name="T16">select top 3 columnName </text:span><text:span text:style-name="T18">columnNickName, </text:span><text:span text:style-name="T16">numColumnNam</text:span><text:span text:style-name="T24">*/+-num</text:span><text:span text:style-name="T18"> columnNickName</text:span><text:span text:style-name="T8"> </text:span><text:span text:style-name="T16">from</text:span><text:span text:style-name="T24"> </text:span><text:span text:style-name="T16">tableName</text:span></text:p>
      <text:p text:style-name="P7"><text:span text:style-name="T16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6">select columnName </text:span><text:span text:style-name="T19">as</text:span><text:span text:style-name="T16"> </text:span><text:span text:style-name="T18">columnNickName == <text:s/></text:span><text:span text:style-name="T16">select columnName </text:span><text:span text:style-name="T18">columnNickName </text:span><text:span text:style-name="T8">поэтому </text:span><text:span text:style-name="T16">as</text:span><text:span text:style-name="T24"> </text:span><text:span text:style-name="T8">не используем</text:span></text:p>
      <text:p text:style-name="P8"><text:span text:style-name="T7">7 </text:span>select columName+' '+ columnName <text:s/><text:span text:style-name="T22">columnNickName </text:span>from tableName</text:p>
      <text:p text:style-name="P8">*<text:span text:style-name="T24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3">MSQL</text:span><text:span text:style-name="T24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3">MySQL</text:span> <text:span text:style-name="T24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3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3">MSQL</text:span><text:span text:style-name="T24"> </text:span><text:span text:style-name="T8">одинарными, в других базах можно и двойными</text:span></text:p>
      <text:p text:style-name="P8"><text:span text:style-name="T103">concat</text:span><text:span text:style-name="T24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4">* select </text:span><text:span text:style-name="T7">concat (</text:span>first_name,<text:span text:style-name="T7">' ',</text:span>last_name,'-',sex<text:span text:style-name="T7">)</text:span><text:span text:style-name="T14"> </text:span><text:span text:style-name="T22">full_name</text:span><text:span text:style-name="T7"> </text:span><text:span text:style-name="T14">from </text:span><text:span text:style-name="T22">skill_managers – </text:span><text:span text:style-name="T14">функция во всех </text:span><text:span text:style-name="T23">SQL </text:span><text:span text:style-name="T14">работает адекватно,</text:span></text:p>
      <text:p text:style-name="P8"><text:span text:style-name="T14">* исключение — в </text:span><text:span text:style-name="T23">MSQL</text:span><text:span text:style-name="T22"> </text:span>concat<text:span text:style-name="T22"> </text:span><text:span text:style-name="T14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5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6">сумма от 1 до </text:span><text:span text:style-name="T27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4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4"> </text:span><text:span text:style-name="T22">where —</text:span><text:span text:style-name="T14"> как и </text:span><text:span text:style-name="T22">boolean </text:span><text:span text:style-name="T14">равно или не равно так же <text:s/>&lt; или &gt; <text:s/>или =</text:span></text:p>
      <text:p text:style-name="P8"><text:span text:style-name="T14">* <text:s/></text:span><text:span text:style-name="T22">“not” - “!=” - “&lt;&gt; ” <text:s/>, and, or</text:span></text:p>
      <text:p text:style-name="P8"><text:span text:style-name="T22">* </text:span><text:span text:style-name="T14">очередность выполнения: в скобках, </text:span><text:span text:style-name="T22">not, and, or</text:span></text:p>
      <text:p text:style-name="P8"><text:span text:style-name="T22">*</text:span> select * from<text:span text:style-name="T22"> </text:span><text:span text:style-name="T7">tableName</text:span><text:span text:style-name="T22"> </text:span>where<text:span text:style-name="T22"> </text:span><text:span text:style-name="T7">columnName</text:span>=<text:span text:style-name="T22"> x and <text:s/></text:span><text:span text:style-name="T7">columnName</text:span><text:span text:style-name="T22">=x or...()</text:span></text:p>
      <text:p text:style-name="P9"/>
      <text:p text:style-name="P8"><text:span text:style-name="T22">* in == or <text:s/></text:span>select * from<text:span text:style-name="T22"> </text:span><text:span text:style-name="T7">tableName</text:span><text:span text:style-name="T22"> </text:span>where<text:span text:style-name="T22"> </text:span><text:span text:style-name="T7">columnName </text:span>in (x,y,z...)</text:p>
      <text:p text:style-name="P8">select * from<text:span text:style-name="T22"> </text:span><text:span text:style-name="T7">tableName</text:span><text:span text:style-name="T22"> </text:span>where<text:span text:style-name="T22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2"> * </text:span><text:span text:style-name="T52">FROM</text:span><text:span text:style-name="T32"> </text:span><text:span text:style-name="T33">tableName</text:span><text:span text:style-name="T31"> </text:span><text:span text:style-name="T32"><text:s/></text:span><text:span text:style-name="T52">WHERE</text:span><text:span text:style-name="T32"> </text:span><text:span text:style-name="T33">columnName</text:span><text:span text:style-name="T32"> </text:span><text:span text:style-name="T52">BETWEEN</text:span><text:span text:style-name="T32"> </text:span><text:span text:style-name="T31">x</text:span><text:span text:style-name="T32"> </text:span><text:span text:style-name="T52">AND</text:span><text:span text:style-name="T32"> y</text:span></text:p>
      <text:p text:style-name="P14"/>
      <text:p text:style-name="P9"><text:span text:style-name="T32">* </text:span><text:span text:style-name="T101">Like </text:span><text:span text:style-name="T31">– </text:span><text:span text:style-name="T32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2"> * </text:span><text:span text:style-name="T52">FROM</text:span><text:span text:style-name="T32"> </text:span><text:span text:style-name="T33">tableName</text:span><text:span text:style-name="T32"> </text:span><text:span text:style-name="T52">WHERE</text:span><text:span text:style-name="T32"> </text:span><text:span text:style-name="T33">columnName</text:span><text:span text:style-name="T32"> </text:span><text:span text:style-name="T52">LIKE</text:span><text:span text:style-name="T32"> </text:span><text:span text:style-name="T58">'a%'</text:span><text:span text:style-name="T32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2"> * </text:span><text:span text:style-name="T52">FROM</text:span><text:span text:style-name="T32"> </text:span><text:span text:style-name="T33">tableName </text:span><text:span text:style-name="T52">WHERE</text:span><text:span text:style-name="T32"> </text:span><text:span text:style-name="T33">columnName</text:span><text:span text:style-name="T32"> <text:s/></text:span><text:span text:style-name="T52">LIKE</text:span><text:span text:style-name="T32"> </text:span><text:span text:style-name="T58">'_r%'</text:span><text:span text:style-name="T32">;</text:span><text:span text:style-name="T60"> <text:s/>- </text:span><text:span text:style-name="T32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06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5">tableName </text:span><text:span text:style-name="T52"><text:s/></text:span>order by <text:s/><text:span text:style-name="T15">columnName </text:span><text:span text:style-name="T21">(ASC</text:span><text:span text:style-name="T15">)</text:span></text:p>
      <text:p text:style-name="P13"><text:span text:style-name="T53">SELECT</text:span><text:span text:style-name="T15"> * </text:span><text:span text:style-name="T53">FROM</text:span><text:span text:style-name="T15"> tableName </text:span><text:span text:style-name="T53"><text:s/></text:span><text:span text:style-name="T7">order by</text:span><text:span text:style-name="T15"> <text:s/>columnName </text:span><text:span text:style-name="T21">DESC </text:span><text:span text:style-name="T7"><text:s/>- по убыванию указывать обязательно!</text:span></text:p>
      <text:p text:style-name="P15"><text:span text:style-name="T7">**</text:span><text:span text:style-name="T65">select</text:span><text:span text:style-name="T7"> 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/text:span></text:p>
      <text:p text:style-name="P15"><text:span text:style-name="T7">**</text:span><text:span text:style-name="T65">select</text:span><text:span text:style-name="T7"> </text:span><text:span text:style-name="T67">top 5</text:span> <text:span text:style-name="T7">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text:s/>- для </text:span>MSQL</text:p>
      <text:p text:style-name="P15"><text:span text:style-name="T7">**</text:span><text:span text:style-name="T65">select</text:span><text:span text:style-name="T7"> 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/text:span><text:span text:style-name="T67">limit 5 —</text:span><text:span text:style-name="T68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1">len</text:span> – <text:span text:style-name="T25">MS SQL</text:span></text:p>
      <text:p text:style-name="P15"><text:span text:style-name="T21">length</text:span> – <text:span text:style-name="T25">PostrgresSQL and other</text:span></text:p>
      <text:p text:style-name="P15"><text:span text:style-name="T54">s</text:span><text:span text:style-name="T56">elect</text:span><text:span text:style-name="T54"> </text:span><text:span text:style-name="T15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5">columnName, len</text:span><text:span text:style-name="T21">(</text:span><text:span text:style-name="T15">columnName</text:span><text:span text:style-name="T21">) </text:span><text:span text:style-name="T15">columnNickName <text:s/></text:span><text:span text:style-name="T21">f</text:span><text:span text:style-name="T15">rom tableName –</text:span><text:span text:style-name="T21"> </text:span><text:span text:style-name="T25">MS SQL</text:span></text:p>
      <text:p text:style-name="P15"><text:span text:style-name="T54">s</text:span><text:span text:style-name="T56">elect</text:span><text:span text:style-name="T54"> </text:span><text:span text:style-name="T15">columnName, </text:span><text:span text:style-name="T21">length(columnName)</text:span><text:span text:style-name="T25"> </text:span><text:span text:style-name="T15">columnNickName </text:span><text:span text:style-name="T69">FROM</text:span><text:span text:style-name="T9"> </text:span><text:span text:style-name="T15">tableName</text:span><text:span text:style-name="T9"> –</text:span><text:span text:style-name="T25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5">и </text:span><text:span text:style-name="T3">PostgresSQL</text:span></text:p>
      <text:p text:style-name="P6"><text:span text:style-name="T38">*</text:span><text:span text:style-name="T39"> c MSSQL </text:span><text:span text:style-name="T40">надо гуглить </text:span><text:span text:style-name="T39">LRTIM </text:span><text:span text:style-name="T40">работает как </text:span><text:span text:style-name="T39">TRIM... </text:span><text:span text:style-name="T5">(⊙_⊙) </text:span></text:p>
      <text:p text:style-name="P6"><text:span text:style-name="T55">SELECT</text:span><text:span text:style-name="T39"> </text:span><text:span text:style-name="T107">TRIM</text:span><text:span text:style-name="T39">(</text:span><text:span text:style-name="T42">columnName</text:span><text:span text:style-name="T39">) </text:span><text:span text:style-name="T42">columnNickName</text:span><text:span text:style-name="T39"> </text:span><text:span text:style-name="T70">FROM</text:span><text:span text:style-name="T39"> </text:span><text:span text:style-name="T42">tableName</text:span><text:span text:style-name="T41"> </text:span><text:span text:style-name="T55">WHERE</text:span><text:span text:style-name="T38"> </text:span><text:span text:style-name="T107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9"> (order by);</text:span></text:p>
      <text:p text:style-name="P17">**<text:span text:style-name="T102">upper</text:span>('string')='STRING' <text:s text:c="2"/>= <text:span text:style-name="T20">ucase</text:span> - MySQL</text:p>
      <text:p text:style-name="P17">**<text:span text:style-name="T102">lower</text:span>('STRING')='string' <text:s text:c="2"/>= <text:span text:style-name="T20">lcase</text:span> - MySQL</text:p>
      <text:p text:style-name="P18"><text:span text:style-name="T56">SELECT </text:span><text:span text:style-name="T3">case when</text:span><text:span text:style-name="T57"> </text:span><text:span text:style-name="T71">'A'='a'</text:span><text:span text:style-name="T57"> </text:span><text:span text:style-name="T6">then</text:span><text:span text:style-name="T57"> </text:span><text:span text:style-name="T71">'NOT CASE SENSITIVE'</text:span><text:span text:style-name="T57"> </text:span><text:span text:style-name="T6">else</text:span><text:span text:style-name="T57"> </text:span><text:span text:style-name="T71">'CASE SENSITIVE'</text:span><text:span text:style-name="T57"> END; - </text:span>запрос если то</text:p>
      <text:p text:style-name="P18"><text:span text:style-name="T25">**select upper(</text:span><text:span text:style-name="T21">columnName</text:span><text:span text:style-name="T25">) </text:span><text:span text:style-name="T21">columnNickName</text:span><text:span text:style-name="T5"> </text:span><text:span text:style-name="T25">, upper(</text:span><text:span text:style-name="T21">columnName</text:span><text:span text:style-name="T6">)</text:span><text:span text:style-name="T25"> </text:span><text:span text:style-name="T21">columnNickName</text:span><text:span text:style-name="T5"> </text:span></text:p>
      <text:p text:style-name="P18"><text:span text:style-name="T25"><text:s/>**from <text:s/></text:span><text:span text:style-name="T21">tableName</text:span></text:p>
      <text:p text:style-name="P19"/>
      <text:p text:style-name="P21"><text:span text:style-name="T98">SUBSTRING</text:span><text:span text:style-name="T21"> –</text:span><text:span text:style-name="T31"> к</text:span><text:span text:style-name="T32">огда надо выделить часть стоки. И распологаем данными о начальной позиции</text:span></text:p>
      <text:p text:style-name="P21"><text:span text:style-name="T32">** и можем расчитать его длинну - </text:span><text:span text:style-name="T33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2">**</text:span><text:span text:style-name="T43">SQL </text:span><text:span text:style-name="T33">доработает все сама</text:span></text:p>
      <text:p text:style-name="P16">*select substring('strSUBSTRINGing',4,9) – SUBSTRING</text:p>
      <text:p text:style-name="P15"><text:span text:style-name="T21">**</text:span><text:span text:style-name="T54">SELECT</text:span><text:span text:style-name="T21"> </text:span><text:span text:style-name="T15">columnName</text:span><text:span text:style-name="T21">, </text:span><text:span text:style-name="T72">substring</text:span><text:span text:style-name="T21">(</text:span><text:span text:style-name="T15">columnName</text:span><text:span text:style-name="T21">, len('</text:span><text:span text:style-name="T25">***</text:span><text:span text:style-name="T21">')+1, len(</text:span><text:span text:style-name="T15">columnName</text:span><text:span text:style-name="T21">)-len('</text:span><text:span text:style-name="T23">***</text:span><text:span text:style-name="T21">'))<text:line-break/>**</text:span><text:span text:style-name="T69">FROM</text:span><text:span text:style-name="T21"> </text:span><text:span text:style-name="T15">tableName</text:span><text:span text:style-name="T21"> </text:span><text:span text:style-name="T54">WHERE</text:span><text:span text:style-name="T21"> </text:span><text:span text:style-name="T15">columnName </text:span><text:span text:style-name="T21">like '</text:span><text:span text:style-name="T25">***</text:span><text:span text:style-name="T21">'</text:span></text:p>
      <text:p text:style-name="P15"><text:span text:style-name="T21">**</text:span><text:span text:style-name="T54">SELECT</text:span><text:span text:style-name="T21"> </text:span><text:span text:style-name="T15">columnName</text:span><text:span text:style-name="T21">, </text:span><text:span text:style-name="T72">substring</text:span><text:span text:style-name="T21">(</text:span><text:span text:style-name="T15">columnName</text:span><text:span text:style-name="T21">, </text:span><text:span text:style-name="T72">X </text:span><text:span text:style-name="T21">, len(</text:span><text:span text:style-name="T15">columnName</text:span><text:span text:style-name="T21">)) </text:span><text:span text:style-name="T69">FROM</text:span><text:span text:style-name="T21"> </text:span><text:span text:style-name="T15">tableName</text:span><text:span text:style-name="T21"> </text:span><text:span text:style-name="T54">WHERE</text:span><text:span text:style-name="T21"> </text:span><text:span text:style-name="T15">columnName </text:span><text:span text:style-name="T21">like '</text:span><text:span text:style-name="T25">***</text:span><text:span text:style-name="T21">' </text:span><text:span text:style-name="T72">X – </text:span><text:span text:style-name="T15">если известна стартовая позиция</text:span></text:p>
      <text:p text:style-name="P19"/>
      <text:p text:style-name="P19">ПОИСК подСТРОКИ</text:p>
      <text:list xml:id="list4002170805332002971" text:style-name="L1">
        <text:list-header>
          <text:p text:style-name="P49"><text:span text:style-name="T79">** Для </text:span><text:span text:style-name="T80">MS SQL</text:span><text:span text:style-name="T79">:</text:span><text:span text:style-name="T78"> </text:span><text:span text:style-name="Strong_20_Emphasis"><text:span text:style-name="T90">charindex</text:span></text:span><text:span text:style-name="T78">.</text:span></text:p>
          <text:p text:style-name="P49"><text:span text:style-name="T78">** </text:span><text:span text:style-name="T85">SELECT</text:span><text:span text:style-name="T78"> </text:span><text:span text:style-name="T83">columnName, </text:span><text:span text:style-name="T90">charindex(</text:span><text:span text:style-name="T78">'s</text:span><text:span text:style-name="T82">omething</text:span><text:span text:style-name="T78">', </text:span><text:span text:style-name="T83">columnName</text:span><text:span text:style-name="T78">) </text:span><text:span text:style-name="T83">columnNickName</text:span><text:span text:style-name="T84"> </text:span></text:p>
          <text:p text:style-name="P49"><text:span text:style-name="T81">** </text:span><text:span text:style-name="T92">FROM</text:span><text:span text:style-name="T78"> </text:span><text:span text:style-name="T83">tableName</text:span><text:span text:style-name="T78"> </text:span><text:span text:style-name="T85">WHERE</text:span><text:span text:style-name="T78"> </text:span><text:span text:style-name="T90">charindex(</text:span><text:span text:style-name="T78">'s</text:span><text:span text:style-name="T82">omething</text:span><text:span text:style-name="T78">', </text:span><text:span text:style-name="T83">columnName</text:span><text:span text:style-name="T78">)=</text:span><text:span text:style-name="T91">X (position) </text:span></text:p>
        </text:list-header>
      </text:list>
      <text:p text:style-name="P23"><text:span text:style-name="T95"><text:tab/><text:tab/><text:tab/><text:tab/><text:tab/><text:tab/> <text:s/></text:span><text:span text:style-name="T97">Что ищем <text:s text:c="3"/>Где ищем</text:span></text:p>
      <text:p text:style-name="P38"><text:span text:style-name="T73">** Для </text:span><text:span text:style-name="T74">MySQL</text:span><text:span text:style-name="T73">: </text:span><text:span text:style-name="Strong_20_Emphasis"><text:span text:style-name="T89">locate</text:span></text:span><text:span text:style-name="T89">, </text:span><text:span text:style-name="Strong_20_Emphasis"><text:span text:style-name="T89">instr </text:span></text:span><text:span text:style-name="T89">и </text:span><text:span text:style-name="Strong_20_Emphasis"><text:span text:style-name="T89">position</text:span></text:span><text:span text:style-name="T89">.</text:span></text:p>
      <text:p text:style-name="P24"><text:span text:style-name="T76">** </text:span><text:span text:style-name="T86">SELECT</text:span><text:span text:style-name="T76"> columnName </text:span><text:span text:style-name="T93">FROM</text:span><text:span text:style-name="T76"> tableName </text:span><text:span text:style-name="T86">WHERE</text:span><text:span text:style-name="T76"> </text:span><text:span text:style-name="T87">locate</text:span><text:span text:style-name="T88">(</text:span><text:span text:style-name="T76">'s</text:span><text:span text:style-name="T77">omething</text:span><text:span text:style-name="T76">', columnName)=</text:span><text:span text:style-name="T87">X (position) </text:span><text:span text:style-name="T88"><text:s text:c="39"/></text:span></text:p>
      <text:p text:style-name="P41"><text:span text:style-name="T76">** </text:span><text:span text:style-name="T86">SELECT</text:span><text:span text:style-name="T76"> columnName </text:span><text:span text:style-name="T93">FROM</text:span><text:span text:style-name="T76"> tableName </text:span><text:span text:style-name="T86">WHERE</text:span><text:span text:style-name="T76"> </text:span><text:span text:style-name="T87">instr</text:span><text:span text:style-name="T88">(</text:span><text:span text:style-name="T76">columnName, 's</text:span><text:span text:style-name="T77">omething</text:span><text:span text:style-name="T76">')=</text:span><text:span text:style-name="T87">X (position)</text:span></text:p>
      <text:p text:style-name="P42"><text:span text:style-name="T87"><text:tab/><text:tab/><text:tab/><text:tab/><text:tab/><text:tab/><text:tab/><text:tab/> <text:s text:c="10"/></text:span><text:span text:style-name="T97">Где ищем <text:s text:c="6"/>Что ищем </text:span></text:p>
      <text:p text:style-name="P40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7">position</text:span><text:span text:style-name="T96">(</text:span><text:span text:style-name="T76">'something' </text:span><text:span text:style-name="T77">in columnName</text:span><text:span text:style-name="T76">)=</text:span><text:span text:style-name="T88">X (position)</text:span></text:p>
      <text:p text:style-name="P39"><text:soft-page-break/></text:p>
      <text:p text:style-name="P37"><text:span text:style-name="T73">**Для </text:span><text:span text:style-name="T74">PostgreSQ</text:span><text:span text:style-name="T73">L: </text:span><text:span text:style-name="Strong_20_Emphasis"><text:span text:style-name="T89">strpos </text:span></text:span><text:span text:style-name="T89">и </text:span><text:span text:style-name="Strong_20_Emphasis"><text:span text:style-name="T89">position</text:span></text:span><text:span text:style-name="T75">.</text:span></text:p>
      <text:p text:style-name="P36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7">position</text:span><text:span text:style-name="T77">(</text:span><text:span text:style-name="T76">'something' </text:span><text:span text:style-name="T77">in columnName</text:span><text:span text:style-name="T76">)=</text:span><text:span text:style-name="T88">X (position)</text:span></text:p>
      <text:p text:style-name="P25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8">s</text:span><text:span text:style-name="T87">trpos</text:span><text:span text:style-name="T88">(</text:span><text:span text:style-name="T76">columnName, 'something')=</text:span><text:span text:style-name="T88">X (position)</text:span></text:p>
      <text:p text:style-name="P31">current_timestamp <text:span text:style-name="T1">–</text:span><text:span text:style-name="T28"> </text:span><text:span text:style-name="T44">возврат текущей даты и времени </text:span><text:span text:style-name="T1"><text:s/></text:span><text:span text:style-name="T45">YYYY-MM-DD</text:span></text:p>
      <text:p text:style-name="P26">MS SQL</text:p>
      <text:p text:style-name="P33">getdate() </text:p>
      <text:p text:style-name="P31"><text:span text:style-name="T29">getUTCdate() - UTC </text:span><text:span text:style-name="T30">время</text:span></text:p>
      <text:p text:style-name="P31"><text:span text:style-name="T30">select CAST</text:span><text:span text:style-name="T46">(getdate() as time)</text:span></text:p>
      <text:p text:style-name="P31"><text:span text:style-name="T30">select CAST</text:span><text:span text:style-name="T46">(current_timestamp as date)</text:span></text:p>
      <text:p text:style-name="P31"><text:span text:style-name="T30">select convert</text:span><text:span text:style-name="T46">(Date / </text:span><text:span text:style-name="T45">time</text:span><text:span text:style-name="T46">, getdate())</text:span></text:p>
      <text:p text:style-name="P31"><text:span text:style-name="T29">CONVERT – </text:span><text:span text:style-name="T46">смотри доп материал</text:span></text:p>
      <text:p text:style-name="P26">MySQL</text:p>
      <text:p text:style-name="P33">current_timestamp/() / now() / localtime/() / localtimestamp/() </text:p>
      <text:p text:style-name="P33">utc_timestamp/()</text:p>
      <text:p text:style-name="P33">select CAST<text:span text:style-name="T31">(</text:span>now()<text:span text:style-name="T31"> as date) </text:span></text:p>
      <text:p text:style-name="P33">select convert<text:span text:style-name="T31">(now(), date)</text:span></text:p>
      <text:p text:style-name="P33">select <text:span text:style-name="T31">date(</text:span>now()<text:span text:style-name="T31">)</text:span></text:p>
      <text:p text:style-name="P33">select<text:span text:style-name="T31"> time(</text:span>now()<text:span text:style-name="T31">)</text:span></text:p>
      <text:p text:style-name="P26">PostgreSQL</text:p>
      <text:p text:style-name="P32"><text:span text:style-name="T30">current_timestamp</text:span><text:span text:style-name="T46"> – </text:span><text:span text:style-name="T47">указывает на часовой пояс +</text:span></text:p>
      <text:p text:style-name="P33">now() / localtimestamp</text:p>
      <text:p text:style-name="P32"><text:span text:style-name="T30">localtime</text:span><text:span text:style-name="T46"> —</text:span><text:span text:style-name="T48"> </text:span><text:span text:style-name="T47">отображение ТОЛЬКО времени</text:span></text:p>
      <text:p text:style-name="P33"><text:span text:style-name="T14">s</text:span><text:span text:style-name="T7">elect</text:span><text:span text:style-name="T32"> </text:span><text:span text:style-name="T7">CAST</text:span><text:span text:style-name="T32">(</text:span><text:span text:style-name="T7">now() </text:span><text:span text:style-name="T32">as date) date</text:span></text:p>
      <text:p text:style-name="P33"><text:span text:style-name="T7">select</text:span><text:span text:style-name="T34"> date(</text:span><text:span text:style-name="T7">now()</text:span><text:span text:style-name="T34">) </text:span><text:span text:style-name="T49">- </text:span><text:span text:style-name="T31">time(</text:span>now()<text:span text:style-name="T31">) - </text:span><text:span text:style-name="T34">тут не работает</text:span></text:p>
      <text:p text:style-name="P33"><text:span text:style-name="T7">select</text:span><text:span text:style-name="T32"> </text:span><text:span text:style-name="T7">now()</text:span><text:span text:style-name="T32">::date и </text:span><text:span text:style-name="T7">select</text:span><text:span text:style-name="T32"> </text:span><text:span text:style-name="T7">now()</text:span><text:span text:style-name="T32">::</text:span><text:span text:style-name="T31">time </text:span><text:span text:style-name="T32">- </text:span><text:span text:style-name="T34"><text:s/>соответственно</text:span></text:p>
      <text:p text:style-name="P29"/>
      <text:p text:style-name="P35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6">MSSQL </text:p>
          </table:table-cell>
          <table:table-cell table:style-name="Таблица2.A1" office:value-type="string">
            <text:p text:style-name="P46">MySQL </text:p>
          </table:table-cell>
          <table:table-cell table:style-name="Таблица2.D1" office:value-type="string">
            <text:p text:style-name="P46">Postgres</text:p>
          </table:table-cell>
        </table:table-row>
        <table:table-row>
          <table:table-cell table:style-name="Таблица2.A1" office:value-type="string">
            <text:p text:style-name="P47">Функция </text:p>
          </table:table-cell>
          <table:table-cell table:style-name="Таблица2.A1" office:value-type="string">
            <text:p text:style-name="P43">FORMAT(var, format_str) </text:p>
          </table:table-cell>
          <table:table-cell table:style-name="Таблица2.A1" office:value-type="string">
            <text:p text:style-name="P43">DATE_FORMAT(var, format_str) </text:p>
          </table:table-cell>
          <table:table-cell table:style-name="Таблица2.A1" office:value-type="string">
            <text:p text:style-name="P44">to_char(var, format_str)</text:p>
          </table:table-cell>
        </table:table-row>
        <table:table-row>
          <table:table-cell table:style-name="Таблица2.A1" office:value-type="string">
            <text:p text:style-name="P47">Год </text:p>
          </table:table-cell>
          <table:table-cell table:style-name="Таблица2.A1" office:value-type="string">
            <text:p text:style-name="P48">yyyy </text:p>
          </table:table-cell>
          <table:table-cell table:style-name="Таблица2.A1" office:value-type="string">
            <text:p text:style-name="P48">%Y </text:p>
          </table:table-cell>
          <table:table-cell table:style-name="Таблица2.A1" office:value-type="string">
            <text:p text:style-name="P48">yyyy</text:p>
          </table:table-cell>
        </table:table-row>
        <table:table-row>
          <table:table-cell table:style-name="Таблица2.A1" office:value-type="string">
            <text:p text:style-name="P47">Месяц </text:p>
          </table:table-cell>
          <table:table-cell table:style-name="Таблица2.A1" office:value-type="string">
            <text:p text:style-name="P48">MM </text:p>
          </table:table-cell>
          <table:table-cell table:style-name="Таблица2.A1" office:value-type="string">
            <text:p text:style-name="P48">%m </text:p>
          </table:table-cell>
          <table:table-cell table:style-name="Таблица2.A1" office:value-type="string">
            <text:p text:style-name="P48">MM</text:p>
          </table:table-cell>
        </table:table-row>
        <table:table-row>
          <table:table-cell table:style-name="Таблица2.A1" office:value-type="string">
            <text:p text:style-name="P47">День </text:p>
          </table:table-cell>
          <table:table-cell table:style-name="Таблица2.A1" office:value-type="string">
            <text:p text:style-name="P48">dd </text:p>
          </table:table-cell>
          <table:table-cell table:style-name="Таблица2.A1" office:value-type="string">
            <text:p text:style-name="P48">%d </text:p>
          </table:table-cell>
          <table:table-cell table:style-name="Таблица2.A1" office:value-type="string">
            <text:p text:style-name="P48">dd</text:p>
          </table:table-cell>
        </table:table-row>
        <table:table-row>
          <table:table-cell table:style-name="Таблица2.A1" office:value-type="string">
            <text:p text:style-name="P47">Час </text:p>
          </table:table-cell>
          <table:table-cell table:style-name="Таблица2.A1" office:value-type="string">
            <text:p text:style-name="P48">hh </text:p>
          </table:table-cell>
          <table:table-cell table:style-name="Таблица2.A1" office:value-type="string">
            <text:p text:style-name="P48">%H </text:p>
          </table:table-cell>
          <table:table-cell table:style-name="Таблица2.A1" office:value-type="string">
            <text:p text:style-name="P48">hh</text:p>
          </table:table-cell>
        </table:table-row>
        <table:table-row>
          <table:table-cell table:style-name="Таблица2.A1" office:value-type="string">
            <text:p text:style-name="P47">Минуты </text:p>
          </table:table-cell>
          <table:table-cell table:style-name="Таблица2.A1" office:value-type="string">
            <text:p text:style-name="P48">mm </text:p>
          </table:table-cell>
          <table:table-cell table:style-name="Таблица2.A1" office:value-type="string">
            <text:p text:style-name="P48">%i </text:p>
          </table:table-cell>
          <table:table-cell table:style-name="Таблица2.A1" office:value-type="string">
            <text:p text:style-name="P48">MI</text:p>
          </table:table-cell>
        </table:table-row>
        <table:table-row>
          <table:table-cell table:style-name="Таблица2.A1" office:value-type="string">
            <text:p text:style-name="P47">Секунды </text:p>
          </table:table-cell>
          <table:table-cell table:style-name="Таблица2.A1" office:value-type="string">
            <text:p text:style-name="P48">ss </text:p>
          </table:table-cell>
          <table:table-cell table:style-name="Таблица2.A1" office:value-type="string">
            <text:p text:style-name="P48">%s </text:p>
          </table:table-cell>
          <table:table-cell table:style-name="Таблица2.A1" office:value-type="string">
            <text:p text:style-name="P48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47"><text:line-break/></text:span></text:p>
      <text:p text:style-name="P27">PostgreSQL</text:p>
      <text:p text:style-name="P34"><text:span text:style-name="T99">date_part</text:span><text:span text:style-name="T50">('day',current_timestamp) </text:span><text:span text:style-name="T99">as</text:span><text:span text:style-name="T50"> day – </text:span><text:span text:style-name="T36">в таблице чет не верные данные</text:span></text:p>
      <text:p text:style-name="P34"><text:span text:style-name="T100">date_part</text:span><text:span text:style-name="T35">('day',current_timestamp) <text:s/>«day» <text:s/></text:span><text:span text:style-name="T50">- </text:span><text:span text:style-name="T37">или </text:span><text:span text:style-name="T51">AS </text:span><text:span text:style-name="T37">или «» или имена колонок не должны совпадать с частью функции как пример </text:span><text:span text:style-name="T51">days</text:span></text:p>
      <text:p text:style-name="P34"><text:span text:style-name="T50">select current_timestamp datetime_default,<text:line-break/>extract(hour FROM current_timestamp) </text:span><text:span text:style-name="T23">"hour"</text:span><text:span text:style-name="T50">,<text:line-break/>extract(minute FROM current_timestamp) </text:span><text:span text:style-name="T23">as minute</text:span><text:span text:style-name="T50">,<text:line-break/>extract(second FROM current_timestamp) </text:span><text:span text:style-name="T23">seconds</text:span></text:p>
      <text:p text:style-name="P33"/>
      <text:p text:style-name="P27">select * from tableName where columnName_date='date'</text:p>
      <text:p text:style-name="P27">select * from tableName where columnName_time='time'</text:p>
      <text:p text:style-name="P27">select * from tableName where columnName_datetime='datetime'</text:p>
      <text:p text:style-name="P27">select * from tableName where CAST( columnName_datetime as date)='date'</text:p>
      <text:p text:style-name="P27">select * from tableName where CAST( columnName_datetime as time)='time'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24T01:05:34.66</dc:date>
    <meta:editing-duration>P1DT16H28M40S</meta:editing-duration>
    <meta:editing-cycles>67</meta:editing-cycles>
    <meta:document-statistic meta:table-count="1" meta:image-count="1" meta:object-count="0" meta:page-count="4" meta:paragraph-count="160" meta:word-count="1065" meta:character-count="7538"/>
  </office:meta>
</office:document-meta>
</file>